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88e" officeooo:paragraph-rsid="0001d88e"/>
    </style:style>
    <style:style style:name="P2" style:family="paragraph" style:parent-style-name="Standard">
      <style:text-properties fo:font-weight="bold" officeooo:rsid="0001d88e" officeooo:paragraph-rsid="0001d88e" style:font-weight-asian="bold" style:font-weight-complex="bold"/>
    </style:style>
    <style:style style:name="P3" style:family="paragraph" style:parent-style-name="Standard">
      <style:text-properties fo:font-weight="bold" officeooo:rsid="00061b11" officeooo:paragraph-rsid="00061b11" style:font-weight-asian="bold" style:font-weight-complex="bold"/>
    </style:style>
    <style:style style:name="P4" style:family="paragraph" style:parent-style-name="Standard">
      <style:text-properties fo:font-weight="bold" officeooo:rsid="000ee3e8" officeooo:paragraph-rsid="000ee3e8" style:font-weight-asian="bold" style:font-weight-complex="bold"/>
    </style:style>
    <style:style style:name="P5" style:family="paragraph" style:parent-style-name="Standard">
      <style:text-properties fo:font-weight="normal" officeooo:rsid="0001d88e" officeooo:paragraph-rsid="0001d88e" style:font-weight-asian="normal" style:font-weight-complex="normal"/>
    </style:style>
    <style:style style:name="P6" style:family="paragraph" style:parent-style-name="Standard">
      <style:text-properties fo:font-weight="normal" officeooo:rsid="00061b11" officeooo:paragraph-rsid="00061b11" style:font-weight-asian="normal" style:font-weight-complex="normal"/>
    </style:style>
    <style:style style:name="P7" style:family="paragraph" style:parent-style-name="Standard">
      <style:text-properties fo:font-weight="normal" officeooo:rsid="000ee3e8" officeooo:paragraph-rsid="000ee3e8" style:font-weight-asian="normal" style:font-weight-complex="normal"/>
    </style:style>
    <style:style style:name="P8" style:family="paragraph" style:parent-style-name="Standard">
      <style:text-properties style:font-name="sans-serif" fo:font-size="12pt" fo:font-weight="bold" officeooo:rsid="001378dc" officeooo:paragraph-rsid="001378dc" style:font-size-asian="10.5pt" style:font-weight-asian="bold" style:font-size-complex="12pt" style:font-weight-complex="bold"/>
    </style:style>
    <style:style style:name="P9" style:family="paragraph" style:parent-style-name="Standard">
      <style:text-properties style:font-name="Liberation Serif" fo:font-weight="bold" officeooo:rsid="0016bed1" officeooo:paragraph-rsid="0016bed1" style:font-weight-asian="bold" style:font-weight-complex="bold"/>
    </style:style>
    <style:style style:name="P10" style:family="paragraph" style:parent-style-name="Standard">
      <style:text-properties style:font-name="Liberation Serif" fo:font-weight="bold" officeooo:rsid="001b3678" officeooo:paragraph-rsid="001b3678" style:font-weight-asian="bold" style:font-weight-complex="bold"/>
    </style:style>
    <style:style style:name="P11" style:family="paragraph" style:parent-style-name="Standard">
      <style:text-properties style:font-name="Liberation Serif" fo:font-weight="normal" officeooo:rsid="001b3678" officeooo:paragraph-rsid="001b3678" style:font-weight-asian="normal" style:font-weight-complex="normal"/>
    </style:style>
    <style:style style:name="P12" style:family="paragraph" style:parent-style-name="Text_20_body">
      <style:text-properties fo:font-weight="bold" officeooo:rsid="00061b11" officeooo:paragraph-rsid="00061b11" style:font-weight-asian="bold" style:font-weight-complex="bold"/>
    </style:style>
    <style:style style:name="P13" style:family="paragraph" style:parent-style-name="Text_20_body">
      <style:paragraph-properties fo:margin-top="0in" fo:margin-bottom="0in" loext:contextual-spacing="false"/>
      <style:text-properties officeooo:paragraph-rsid="000755d1"/>
    </style:style>
    <style:style style:name="P14" style:family="paragraph" style:parent-style-name="Text_20_body">
      <style:paragraph-properties fo:margin-top="0in" fo:margin-bottom="0in" loext:contextual-spacing="false"/>
      <style:text-properties fo:font-weight="bold" officeooo:paragraph-rsid="000755d1" style:font-weight-asian="bold" style:font-weight-complex="bold"/>
    </style:style>
    <style:style style:name="P15" style:family="paragraph" style:parent-style-name="Text_20_body">
      <style:paragraph-properties fo:margin-top="0in" fo:margin-bottom="0in" loext:contextual-spacing="false"/>
      <style:text-properties fo:font-weight="bold" officeooo:rsid="000992a9" officeooo:paragraph-rsid="000992a9" style:font-weight-asian="bold" style:font-weight-complex="bold"/>
    </style:style>
    <style:style style:name="P16" style:family="paragraph" style:parent-style-name="Text_20_body">
      <style:paragraph-properties fo:margin-top="0in" fo:margin-bottom="0in" loext:contextual-spacing="false"/>
      <style:text-properties fo:font-weight="bold" officeooo:rsid="000c29bf" officeooo:paragraph-rsid="000c29bf" style:font-weight-asian="bold" style:font-weight-complex="bold"/>
    </style:style>
    <style:style style:name="P17" style:family="paragraph" style:parent-style-name="Text_20_body">
      <style:paragraph-properties fo:margin-top="0in" fo:margin-bottom="0in" loext:contextual-spacing="false"/>
      <style:text-properties fo:font-weight="normal" officeooo:rsid="000992a9" officeooo:paragraph-rsid="000992a9" style:font-weight-asian="normal" style:font-weight-complex="normal"/>
    </style:style>
    <style:style style:name="P18" style:family="paragraph" style:parent-style-name="Text_20_body">
      <style:paragraph-properties fo:margin-top="0in" fo:margin-bottom="0in" loext:contextual-spacing="false" fo:break-before="page"/>
      <style:text-properties fo:font-weight="bold" officeooo:rsid="000c29bf" officeooo:paragraph-rsid="000c29bf" style:font-weight-asian="bold" style:font-weight-complex="bold"/>
    </style:style>
    <style:style style:name="P19" style:family="paragraph" style:parent-style-name="Standard" style:list-style-name="L1">
      <style:text-properties fo:font-weight="normal" officeooo:rsid="0001d88e" officeooo:paragraph-rsid="0001d88e" style:font-weight-asian="normal" style:font-weight-complex="normal"/>
    </style:style>
    <style:style style:name="P20" style:family="paragraph" style:parent-style-name="Standard" style:list-style-name="L2">
      <style:text-properties fo:font-weight="normal" officeooo:rsid="0005161b" officeooo:paragraph-rsid="0005161b" style:font-weight-asian="normal" style:font-weight-complex="normal"/>
    </style:style>
    <style:style style:name="P21" style:family="paragraph" style:parent-style-name="Standard">
      <style:text-properties fo:font-weight="normal" officeooo:rsid="0005161b" officeooo:paragraph-rsid="0005161b" style:font-weight-asian="normal" style:font-weight-complex="normal"/>
    </style:style>
    <style:style style:name="P22" style:family="paragraph" style:parent-style-name="Standard" style:list-style-name="L3">
      <style:text-properties fo:font-weight="normal" officeooo:rsid="00061b11" officeooo:paragraph-rsid="00061b11" style:font-weight-asian="normal" style:font-weight-complex="normal"/>
    </style:style>
    <style:style style:name="P23" style:family="paragraph" style:parent-style-name="Standard" style:list-style-name="L9">
      <style:text-properties fo:font-weight="normal" officeooo:rsid="0011c7cb" officeooo:paragraph-rsid="0011c7cb" style:font-weight-asian="normal" style:font-weight-complex="normal"/>
    </style:style>
    <style:style style:name="P24" style:family="paragraph" style:parent-style-name="Standard" style:list-style-name="L2">
      <style:text-properties officeooo:paragraph-rsid="0005161b"/>
    </style:style>
    <style:style style:name="P25" style:family="paragraph" style:parent-style-name="Standard">
      <style:text-properties fo:font-weight="bold" officeooo:rsid="0005161b" officeooo:paragraph-rsid="0005161b" style:font-weight-asian="bold" style:font-weight-complex="bold"/>
    </style:style>
    <style:style style:name="P26" style:family="paragraph" style:parent-style-name="Standard" style:list-style-name="L8">
      <style:text-properties officeooo:paragraph-rsid="000ee3e8"/>
    </style:style>
    <style:style style:name="P27" style:family="paragraph" style:parent-style-name="Standard">
      <style:text-properties style:font-name="Liberation Serif" fo:font-size="12.75pt" fo:font-weight="normal" officeooo:rsid="0011c7cb" officeooo:paragraph-rsid="0011c7cb" style:font-weight-asian="normal" style:font-weight-complex="normal"/>
    </style:style>
    <style:style style:name="P28" style:family="paragraph" style:parent-style-name="Standard">
      <style:text-properties style:font-name="Liberation Serif" fo:font-size="12.75pt" fo:font-weight="bold" officeooo:rsid="0011c7cb" officeooo:paragraph-rsid="0011c7cb" style:font-weight-asian="bold" style:font-weight-complex="bold"/>
    </style:style>
    <style:style style:name="P29" style:family="paragraph" style:parent-style-name="Standard">
      <style:text-properties style:font-name="Liberation Serif" fo:font-size="12pt" fo:font-weight="bold" officeooo:rsid="0011c7cb" officeooo:paragraph-rsid="0011c7cb"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163f4a" officeooo:paragraph-rsid="00163f4a" style:font-weight-asian="bold" style:font-weight-complex="bold"/>
    </style:style>
    <style:style style:name="P31" style:family="paragraph" style:parent-style-name="Standard" style:list-style-name="L11">
      <style:text-properties style:font-name="Liberation Serif" fo:font-size="12pt" officeooo:rsid="00163f4a" officeooo:paragraph-rsid="00163f4a"/>
    </style:style>
    <style:style style:name="P32" style:family="paragraph" style:parent-style-name="Standard">
      <style:text-properties style:font-name="Liberation Serif" fo:font-size="12pt" fo:font-weight="normal" officeooo:rsid="0016bed1" officeooo:paragraph-rsid="00163f4a" style:font-weight-asian="normal" style:font-weight-complex="normal"/>
    </style:style>
    <style:style style:name="P33" style:family="paragraph" style:parent-style-name="Standard" style:list-style-name="L15">
      <style:text-properties style:font-name="Liberation Serif" fo:font-size="12pt" fo:font-weight="normal" officeooo:rsid="001b7273" officeooo:paragraph-rsid="001b7273" style:font-size-asian="12pt" style:font-weight-asian="normal" style:font-size-complex="12pt" style:font-weight-complex="normal"/>
    </style:style>
    <style:style style:name="P34" style:family="paragraph" style:parent-style-name="Standard" style:list-style-name="L13">
      <style:text-properties style:font-name="Liberation Serif" fo:font-weight="normal" officeooo:rsid="0016bed1" officeooo:paragraph-rsid="0016bed1" style:font-weight-asian="normal" style:font-weight-complex="normal"/>
    </style:style>
    <style:style style:name="P35" style:family="paragraph" style:parent-style-name="Standard" style:list-style-name="L14">
      <style:text-properties style:font-name="Liberation Serif" fo:font-weight="normal" officeooo:rsid="0018552e" officeooo:paragraph-rsid="0018552e" style:font-weight-asian="normal" style:font-weight-complex="normal"/>
    </style:style>
    <style:style style:name="P36" style:family="paragraph" style:parent-style-name="Standard" style:list-style-name="L14">
      <style:text-properties style:font-name="Liberation Serif" fo:font-weight="normal" officeooo:rsid="0018552e" officeooo:paragraph-rsid="001cb56f" style:font-weight-asian="normal" style:font-weight-complex="normal"/>
    </style:style>
    <style:style style:name="P37" style:family="paragraph" style:parent-style-name="Standard" style:list-style-name="L14">
      <style:text-properties style:font-name="Liberation Serif" fo:font-weight="normal" officeooo:rsid="0019785c" officeooo:paragraph-rsid="0019785c" style:font-weight-asian="normal" style:font-weight-complex="normal"/>
    </style:style>
    <style:style style:name="P38" style:family="paragraph" style:parent-style-name="Standard" style:list-style-name="L14">
      <style:text-properties style:font-name="Liberation Serif" fo:font-weight="normal" officeooo:rsid="001b3678" officeooo:paragraph-rsid="001b3678" style:font-weight-asian="normal" style:font-weight-complex="normal"/>
    </style:style>
    <style:style style:name="P39" style:family="paragraph" style:parent-style-name="Standard" style:list-style-name="L15">
      <style:text-properties style:font-name="Liberation Serif" fo:font-weight="normal" officeooo:rsid="001b7273" officeooo:paragraph-rsid="001b7273" style:font-weight-asian="normal" style:font-weight-complex="normal"/>
    </style:style>
    <style:style style:name="P40" style:family="paragraph" style:parent-style-name="Standard" style:list-style-name="L10">
      <style:text-properties style:font-name="sans-serif" fo:font-size="12pt" fo:font-weight="normal" officeooo:rsid="001378dc" officeooo:paragraph-rsid="001378dc" style:font-size-asian="10.5pt" style:font-weight-asian="normal" style:font-size-complex="12pt" style:font-weight-complex="normal"/>
    </style:style>
    <style:style style:name="P41" style:family="paragraph" style:parent-style-name="Standard" style:list-style-name="L11">
      <style:text-properties officeooo:paragraph-rsid="0013e9aa"/>
    </style:style>
    <style:style style:name="P42" style:family="paragraph" style:parent-style-name="Text_20_body" style:list-style-name="L4">
      <style:paragraph-properties fo:margin-top="0in" fo:margin-bottom="0in" loext:contextual-spacing="false"/>
      <style:text-properties style:font-name="Liberation Serif" fo:font-size="12pt" fo:font-weight="normal" officeooo:rsid="00061b11" officeooo:paragraph-rsid="00061b11" style:font-size-asian="12pt" style:font-weight-asian="normal" style:font-size-complex="12pt" style:font-weight-complex="normal"/>
    </style:style>
    <style:style style:name="P43" style:family="paragraph" style:parent-style-name="Text_20_body" style:list-style-name="L4">
      <style:paragraph-properties fo:margin-top="0in" fo:margin-bottom="0in" loext:contextual-spacing="false"/>
      <style:text-properties style:font-name="Liberation Serif" fo:font-size="12pt" fo:font-weight="normal" officeooo:rsid="000755d1" officeooo:paragraph-rsid="000755d1" style:font-size-asian="12pt" style:font-weight-asian="normal" style:font-size-complex="12pt" style:font-weight-complex="normal"/>
    </style:style>
    <style:style style:name="P44" style:family="paragraph" style:parent-style-name="Text_20_body" style:list-style-name="L4">
      <style:paragraph-properties fo:margin-top="0in" fo:margin-bottom="0in" loext:contextual-spacing="false"/>
      <style:text-properties officeooo:paragraph-rsid="000755d1"/>
    </style:style>
    <style:style style:name="P45" style:family="paragraph" style:parent-style-name="Text_20_body" style:list-style-name="L5">
      <style:paragraph-properties fo:margin-top="0in" fo:margin-bottom="0in" loext:contextual-spacing="false"/>
      <style:text-properties fo:font-weight="normal" officeooo:rsid="000992a9" officeooo:paragraph-rsid="000992a9" style:font-weight-asian="normal" style:font-weight-complex="normal"/>
    </style:style>
    <style:style style:name="P46" style:family="paragraph" style:parent-style-name="Text_20_body" style:list-style-name="L6">
      <style:paragraph-properties fo:margin-top="0in" fo:margin-bottom="0in" loext:contextual-spacing="false"/>
      <style:text-properties fo:font-weight="normal" officeooo:rsid="000aaa31" officeooo:paragraph-rsid="000aaa31" style:font-weight-asian="normal" style:font-weight-complex="normal"/>
    </style:style>
    <style:style style:name="P47" style:family="paragraph" style:parent-style-name="Text_20_body" style:list-style-name="L6">
      <style:paragraph-properties fo:margin-top="0in" fo:margin-bottom="0in" loext:contextual-spacing="false"/>
      <style:text-properties fo:font-weight="normal" officeooo:rsid="000c29bf" officeooo:paragraph-rsid="000c29bf" style:font-weight-asian="normal" style:font-weight-complex="normal"/>
    </style:style>
    <style:style style:name="P48" style:family="paragraph" style:parent-style-name="Text_20_body" style:list-style-name="L7">
      <style:paragraph-properties fo:margin-top="0in" fo:margin-bottom="0in" loext:contextual-spacing="false"/>
      <style:text-properties fo:font-weight="normal" officeooo:rsid="000dc8c8" officeooo:paragraph-rsid="000dc8c8" style:font-weight-asian="normal" style:font-weight-complex="normal"/>
    </style:style>
    <style:style style:name="T1" style:family="text">
      <style:text-properties fo:font-weight="normal" officeooo:rsid="0005161b" style:font-weight-asian="normal" style:font-weight-complex="normal"/>
    </style:style>
    <style:style style:name="T2" style:family="text">
      <style:text-properties fo:font-weight="normal" officeooo:rsid="00059e8b" style:font-weight-asian="normal" style:font-weight-complex="normal"/>
    </style:style>
    <style:style style:name="T3" style:family="text">
      <style:text-properties fo:font-weight="normal" officeooo:rsid="000ee3e8" style:font-weight-asian="normal" style:font-weight-complex="normal"/>
    </style:style>
    <style:style style:name="T4" style:family="text">
      <style:text-properties fo:font-weight="normal" officeooo:rsid="00101f87" style:font-weight-asian="normal" style:font-weight-complex="normal"/>
    </style:style>
    <style:style style:name="T5" style:family="text">
      <style:text-properties officeooo:rsid="0006d736"/>
    </style:style>
    <style:style style:name="T6" style:family="text">
      <style:text-properties officeooo:rsid="000755d1"/>
    </style:style>
    <style:style style:name="T7" style:family="text">
      <style:text-properties fo:font-size="12pt" style:font-size-asian="12pt" style:font-size-complex="12pt"/>
    </style:style>
    <style:style style:name="T8" style:family="text">
      <style:text-properties fo:font-size="12pt" officeooo:rsid="0016bed1"/>
    </style:style>
    <style:style style:name="T9" style:family="text">
      <style:text-properties style:font-name="Liberation Serif"/>
    </style:style>
    <style:style style:name="T10" style:family="text">
      <style:text-properties style:font-name="Liberation Serif" fo:font-size="12pt"/>
    </style:style>
    <style:style style:name="T11" style:family="text">
      <style:text-properties style:font-name="Liberation Serif" fo:font-size="12pt" fo:font-weight="normal" officeooo:rsid="000755d1" style:font-size-asian="12pt" style:font-weight-asian="normal" style:font-size-complex="12pt" style:font-weight-complex="normal"/>
    </style:style>
    <style:style style:name="T12" style:family="text">
      <style:text-properties style:font-name="Liberation Serif" fo:font-size="12pt" fo:font-weight="normal" officeooo:rsid="0013e9aa" style:font-size-asian="10.5pt" style:font-weight-asian="normal" style:font-size-complex="12pt" style:font-weight-complex="normal"/>
    </style:style>
    <style:style style:name="T13" style:family="text">
      <style:text-properties style:font-name="Liberation Serif" fo:font-size="12.75pt"/>
    </style:style>
    <style:style style:name="T14" style:family="text">
      <style:text-properties style:font-name="Liberation Serif" fo:font-size="12.75pt" officeooo:rsid="001378dc"/>
    </style:style>
    <style:style style:name="T15" style:family="text">
      <style:text-properties style:font-name="Liberation Serif" officeooo:rsid="0013cf37"/>
    </style:style>
    <style:style style:name="T16" style:family="text">
      <style:text-properties officeooo:rsid="000a83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aries for the different counter measures that exist. </text:p>
      <text:p text:style-name="P1"/>
      <text:p text:style-name="P2">Differentially Private Access Patterns for Searchable Symmetric Encryption</text:p>
      <text:list xml:id="list530241233" text:style-name="L1">
        <text:list-item>
          <text:p text:style-name="P19">Authors: Guoxing Chen, Ten-Hwang Lai, Michael K. Reiter, Yinqian Zhang</text:p>
        </text:list-item>
        <text:list-item>
          <text:p text:style-name="P19">Paper for protection against attacks based on volume and mainly access pattern. </text:p>
        </text:list-item>
      </text:list>
      <text:p text:style-name="P5"><text:tab/>Uses a d-privacy scheme to mask which files are returned based on needing a specific amount of shards for the file to be reconstructed. Given 2 security parameters it decides on the privacy level and the amount of false positives added in the documents. Seems interesting and might work though has the problem all keyword protection schemes have. </text:p>
      <text:p text:style-name="P5"/>
      <text:p text:style-name="P2">Thwarting Leakage Abuse Attacks against Searchable Encryption A Formal Approach and Applications to Database Padding</text:p>
      <text:list xml:id="list2059003325" text:style-name="L2">
        <text:list-item>
          <text:p text:style-name="P20">Authors: Raphael Bost, Pierre-Alain Fouque</text:p>
        </text:list-item>
        <text:list-item>
          <text:p text:style-name="P24"><text:span text:style-name="T1">Paper goes into the security of different schemes and attacks. Mainly the count attack. It uses a clustering system for determining</text:span><text:span text:style-name="T2"> the padding required.</text:span><text:span text:style-name="T1"> Furthermore, it has designed its own padding scheme which works to an extend but does not negate the attack performance according to their tests. </text:span></text:p>
        </text:list-item>
      </text:list>
      <text:p text:style-name="P21"/>
      <text:p text:style-name="P25">Computationally Volume-Hiding Structured Encryption</text:p>
      <text:list xml:id="list3113169921" text:style-name="L3">
        <text:list-item>
          <text:p text:style-name="P22">Authors: Seny Kamara and Tarik Moataz</text:p>
        </text:list-item>
        <text:list-item>
          <text:p text:style-name="P22">Paper that explains how to use multimap and how to hide access pattern and volume pattern by padding smartly. Has both lossly and lossless padding. <text:span text:style-name="T5">The first method uses a PRF and a public parameter to determine the new length of the keyword based on the current number of files. If this is less then it truncates by removing the less important keywords. It can aslo add random keywords if the new length is larger. The non-lossy option uses the idea of choosing t bins where t the maximum length of a tuple v. Then assigning the keywords randomly into max t bins and returning these t bins. </text:span><text:span text:style-name="T6">These bins get padded to the max bin size to make every keyword return the same documents (including duplicates). They also have a smarter denser subset setup that works better by choosing the commons, dividing these up and having all the relevant keywords refer to these buckets. This is done to ensure less overhead in storage. </text:span></text:p>
        </text:list-item>
      </text:list>
      <text:p text:style-name="P6"/>
      <text:p text:style-name="P12">Structured encryption and leakage suppression</text:p>
      <text:list xml:id="list1579018740" text:style-name="L4">
        <text:list-item>
          <text:p text:style-name="P42">Seny Kamara, Tarik Moataz, and Olya Ohrimenko</text:p>
        </text:list-item>
        <text:list-item>
          <text:p text:style-name="P44"><text:span text:style-name="T11">Paper uses different compiler constructions to achieve the leakage suppression that this paper kinda started. Before that no leakage suppression was really done no a bigger scale. They implement aspects from ORAM to ensure their security. (Not sure how well I can implement this as a countermeasure as I would need to do searches a bit different than that I do now but it is worth looking into I I have the time. There is also an extension of this paper that works on dynamic schemes called: “</text:span>Structured Encryption and Dynamic Leakage Suppression”</text:p>
        </text:list-item>
      </text:list>
      <text:p text:style-name="P13"/>
      <text:p text:style-name="P14">Interpreting and Mitigating Leakage-Abuse Attacks in Searchable Symmetric Encryption</text:p>
      <text:list xml:id="list4098622331" text:style-name="L5">
        <text:list-item>
          <text:p text:style-name="P45">Authors: Lei Xu, Huayi Duan, Anxin Zhou, Xingliang Yuan, and Cong Wang</text:p>
        </text:list-item>
        <text:list-item>
          <text:p text:style-name="P45">They explain an attack for LAA and then go into a mitigation technique. <text:span text:style-name="T16">They use a perturbation technique that is lossless. They don’t aadd bogus documents. And add padding. They make sure that the distance is far enough by repeating if necessary. <text:s/>This does not seem to work too wel on the range queries as they only have one value per document. </text:span></text:p>
        </text:list-item>
      </text:list>
      <text:p text:style-name="P17"/>
      <text:p text:style-name="P15"><text:soft-page-break/>Dynamic Searchable Symmetric Encryption with Forward and Backward Privacy</text:p>
      <text:list xml:id="list3312700272" text:style-name="L6">
        <text:list-item>
          <text:p text:style-name="P46">Authors: Yongjun Zhao, Huaxiong Wang, Kwok Yan Lam</text:p>
        </text:list-item>
        <text:list-item>
          <text:p text:style-name="P47">Forward and backward security so not directly applicable </text:p>
          <text:p text:style-name="P47"/>
        </text:list-item>
      </text:list>
      <text:p text:style-name="P18">Simple Storage-Saving Structure for Volume-Hiding Encrypted Multi-maps</text:p>
      <text:p text:style-name="P16">(A Slot in Need is a Slot Indeed)</text:p>
      <text:list xml:id="list3654298014" text:style-name="L7">
        <text:list-item>
          <text:p text:style-name="P48">Probably interesting, focusses on the volume hiding aspect. This would make the attack null and void. Is worth mentioning. </text:p>
        </text:list-item>
      </text:list>
      <text:p text:style-name="P17"/>
      <text:list xml:id="list102235982885814" text:continue-list="list1579018740" text:style-name="L4">
        <text:list-header>
          <text:p text:style-name="P43"/>
        </text:list-header>
      </text:list>
      <text:p text:style-name="P3">ServeDB: Secure, Verifiable, and Efficient Range Queries on Outsourced Database</text:p>
      <text:list xml:id="list3867554654" text:style-name="L8">
        <text:list-item>
          <text:p text:style-name="P26"><text:span text:style-name="T3">Multi-dimensional aspects of the range queries. Currently looking at one dimensional. Although multiple dimensions could be used for something like the LEAP attack. </text:span><text:span text:style-name="T4">Then it might be more relevant. </text:span></text:p>
        </text:list-item>
      </text:list>
      <text:p text:style-name="P7"/>
      <text:p text:style-name="P4"><text:bookmark-start text:name="__DdeLink__188_518116946"/>HybrIDX: New Hybrid Index for Volume-hiding Range Queries in Data Outsourcing Services<text:bookmark-end text:name="__DdeLink__188_518116946"/></text:p>
      <text:list xml:id="list2111044278" text:style-name="L9">
        <text:list-item>
          <text:p text:style-name="P23">Authors: <text:span text:style-name="T13">Kui Ren, Yu Guo, Jiaqi Li, Xiaohua Jia, Cong Wang, Yajin Zhou, Sheng Wang, Ning Cao, Feifei Li</text:span></text:p>
        </text:list-item>
        <text:list-item>
          <text:p text:style-name="P23"><text:span text:style-name="T13">Paper seems to have a method to deal with hiding MME aspects for range queries as an extension by other authors on MME mappings. Defenitely interesting to read further up on. </text:span><text:span text:style-name="T14">And maybe implement.</text:span></text:p>
        </text:list-item>
      </text:list>
      <text:p text:style-name="P27"/>
      <text:p text:style-name="P28">Practical Private Range Search Revisited</text:p>
      <text:list xml:id="list2279363340" text:style-name="L10">
        <text:list-item>
          <text:p text:style-name="P40"><text:span text:style-name="T9">Interesting scheme options for the different setups. Idea of tree seems interesting. Big problem is that it still leaks the information used and thus </text:span><text:span text:style-name="T15">is interesting as a scheme example for range queries but not directly applicable to what I do. </text:span></text:p>
        </text:list-item>
      </text:list>
      <text:p text:style-name="P8"/>
      <text:p text:style-name="P29">Privacy-Preserving Range Queries from Keyword Queries</text:p>
      <text:list xml:id="list1267886909" text:style-name="L11">
        <text:list-item>
          <text:p text:style-name="P41"><text:span text:style-name="T12">Authors: </text:span><text:span text:style-name="T10">Giovanni Di Crescenzo</text:span><text:span text:style-name="T9"> </text:span><text:span text:style-name="T10">and Abhrajit Ghosh</text:span></text:p>
        </text:list-item>
        <text:list-item>
          <text:p text:style-name="P31">Introduces a number of schemes that only gives the volume to the adversary/server and the server knows nothing more. This would thus ngeate the attack but this means that we also can’t use it other than from a scheme standpoint. </text:p>
        </text:list-item>
      </text:list>
      <text:p text:style-name="P32"/>
      <text:p text:style-name="P9">Practical Private Range Search in Depth</text:p>
      <text:list xml:id="list2296048295" text:style-name="L13">
        <text:list-item>
          <text:p text:style-name="P34">Practical Private Range Search Revisited is the conference submissoin. This paper goes into more details. </text:p>
        </text:list-item>
      </text:list>
      <text:p text:style-name="P9"/>
      <text:p text:style-name="P9">Mitigation Techniques for Attacks on 1-Dimensional Databases that Support Range Queries</text:p>
      <text:list xml:id="list1586645682" text:style-name="L14">
        <text:list-item>
          <text:p text:style-name="P36">Authors:<text:span text:style-name="T8">Evangelia Anna Markatou and Roberto Tamassia</text:span></text:p>
        </text:list-item>
        <text:list-item>
          <text:p text:style-name="P35">Introduces two new countermeasures specifically for range queries which is nice. </text:p>
        </text:list-item>
        <text:list-item>
          <text:p text:style-name="P37">Also focusses on access pattern which is nice.</text:p>
        </text:list-item>
        <text:list-item>
          <text:p text:style-name="P38">Their first attack seems like one that I can still get some results from and be oke. </text:p>
        </text:list-item>
        <text:list-item>
          <text:p text:style-name="P38">In their second setup it seems like my attac kwould just fail massively due to only queries of size one being queried and there being no solution for that. (CHECK IF OTHERS FAIL TOO). But defenitely worth implementing these two. </text:p>
        </text:list-item>
      </text:list>
      <text:p text:style-name="P11"/>
      <text:p text:style-name="P10"><text:bookmark-start text:name="__DdeLink__190_518116946"/>Randex: Mitigating Range Injection Attacks on Searchable Encryption<text:bookmark-end text:name="__DdeLink__190_518116946"/></text:p>
      <text:list xml:id="list2463852630" text:style-name="L15">
        <text:list-item>
          <text:p text:style-name="P39">Authors: <text:span text:style-name="T7">Hanyu Quan∗, Hao Liu†, Boyang Wang†, Ming Li‡ and Yuqing Zhang</text:span></text:p>
        </text:list-item>
        <text:list-item>
          <text:p text:style-name="P33">Interesting idea, introduces false positives and false negatives. Bit like the shards but withouth the shards. Not sure how well my attack would perform then. Maybe it goes completely awohl. But that would then be good to know.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5T08:12:14.008595762</meta:creation-date>
    <dc:date>2022-06-16T10:22:34.702209171</dc:date>
    <meta:editing-duration>PT1H44M53S</meta:editing-duration>
    <meta:editing-cycles>16</meta:editing-cycles>
    <meta:generator>LibreOffice/6.4.7.2$Linux_X86_64 LibreOffice_project/40$Build-2</meta:generator>
    <meta:document-statistic meta:table-count="0" meta:image-count="0" meta:object-count="0" meta:page-count="3" meta:paragraph-count="46" meta:word-count="989" meta:character-count="6037" meta:non-whitespace-character-count="5103"/>
  </office:meta>
</office:document-meta>
</file>